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size="14pt" fo:font-weight="bold" style:font-size-asian="14pt" style:font-weight-asian="bold" style:font-size-complex="14pt" style:font-weight-complex="bold"/>
    </style:style>
    <style:style style:name="P3" style:family="paragraph" style:parent-style-name="Standard" style:list-style-name="L4">
      <style:text-properties fo:font-size="14pt" fo:font-weight="bold" style:font-size-asian="14pt" style:font-weight-asian="bold" style:font-size-complex="14pt" style:font-weight-complex="bold"/>
    </style:style>
    <style:style style:name="P4" style:family="paragraph" style:parent-style-name="Standard" style:list-style-name="L9">
      <style:text-properties fo:font-size="14pt" fo:font-weight="bold" style:font-size-asian="14pt" style:font-weight-asian="bold" style:font-size-complex="14pt" style:font-weight-complex="bold"/>
    </style:style>
    <style:style style:name="P5" style:family="paragraph" style:parent-style-name="Standard" style:list-style-name="L14">
      <style:text-properties fo:font-size="14pt" fo:font-weight="bold" style:font-size-asian="14pt" style:font-weight-asian="bold" style:font-size-complex="14pt" style:font-weight-complex="bold"/>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5">
      <style:text-properties fo:font-weight="bold" style:font-weight-asian="bold" style:font-weight-complex="bold"/>
    </style:style>
    <style:style style:name="P9" style:family="paragraph" style:parent-style-name="Standard" style:list-style-name="L6">
      <style:text-properties fo:font-weight="bold" style:font-weight-asian="bold" style:font-weight-complex="bold"/>
    </style:style>
    <style:style style:name="P10" style:family="paragraph" style:parent-style-name="Standard" style:list-style-name="L7">
      <style:text-properties fo:font-weight="bold" style:font-weight-asian="bold" style:font-weight-complex="bold"/>
    </style:style>
    <style:style style:name="P11" style:family="paragraph" style:parent-style-name="Standard" style:list-style-name="L8">
      <style:text-properties fo:font-weight="bold" style:font-weight-asian="bold" style:font-weight-complex="bold"/>
    </style:style>
    <style:style style:name="P12" style:family="paragraph" style:parent-style-name="Standard" style:list-style-name="L10">
      <style:text-properties fo:font-weight="bold" style:font-weight-asian="bold" style:font-weight-complex="bold"/>
    </style:style>
    <style:style style:name="P13" style:family="paragraph" style:parent-style-name="Standard" style:list-style-name="L11">
      <style:text-properties fo:font-weight="bold" style:font-weight-asian="bold" style:font-weight-complex="bold"/>
    </style:style>
    <style:style style:name="P14" style:family="paragraph" style:parent-style-name="Standard" style:list-style-name="L12">
      <style:text-properties fo:font-weight="bold" style:font-weight-asian="bold" style:font-weight-complex="bold"/>
    </style:style>
    <style:style style:name="P15" style:family="paragraph" style:parent-style-name="Standard" style:list-style-name="L15">
      <style:text-properties fo:font-weight="bold" style:font-weight-asian="bold" style:font-weight-complex="bold"/>
    </style:style>
    <style:style style:name="P16" style:family="paragraph" style:parent-style-name="Standard" style:list-style-name="L23">
      <style:text-properties fo:font-weight="bold" style:font-weight-asian="bold" style:font-weight-complex="bold"/>
    </style:style>
    <style:style style:name="P17" style:family="paragraph" style:parent-style-name="Standard" style:list-style-name="L13"/>
    <style:style style:name="P18" style:family="paragraph" style:parent-style-name="Standard" style:list-style-name="L16"/>
    <style:style style:name="P19" style:family="paragraph" style:parent-style-name="Standard" style:list-style-name="L17">
      <style:text-properties fo:font-style="italic" style:font-style-asian="italic" style:font-style-complex="italic"/>
    </style:style>
    <style:style style:name="P20" style:family="paragraph" style:parent-style-name="Standard" style:list-style-name="L18">
      <style:text-properties fo:font-style="italic" style:font-style-asian="italic" style:font-style-complex="italic"/>
    </style:style>
    <style:style style:name="P21" style:family="paragraph" style:parent-style-name="Standard" style:list-style-name="L20">
      <style:text-properties fo:font-style="italic" style:font-style-asian="italic" style:font-style-complex="italic"/>
    </style:style>
    <style:style style:name="P22" style:family="paragraph" style:parent-style-name="Standard" style:list-style-name="L22">
      <style:text-properties fo:font-style="italic" style:font-style-asian="italic" style:font-style-complex="italic"/>
    </style:style>
    <style:style style:name="P23" style:family="paragraph" style:parent-style-name="Standard" style:list-style-name="L25">
      <style:text-properties fo:font-style="italic" style:font-style-asian="italic" style:font-style-complex="italic"/>
    </style:style>
    <style:style style:name="P24" style:family="paragraph" style:parent-style-name="Standard" style:list-style-name="L26">
      <style:text-properties fo:font-style="italic" style:font-style-asian="italic" style:font-style-complex="italic"/>
    </style:style>
    <style:style style:name="P25" style:family="paragraph" style:parent-style-name="Standard" style:list-style-name="L27">
      <style:text-properties fo:font-style="italic" style:font-style-asian="italic" style:font-style-complex="italic"/>
    </style:style>
    <style:style style:name="P26" style:family="paragraph" style:parent-style-name="Standard" style:list-style-name="L29">
      <style:text-properties fo:font-style="italic" style:font-style-asian="italic" style:font-style-complex="italic"/>
    </style:style>
    <style:style style:name="P27" style:family="paragraph" style:parent-style-name="Standard" style:list-style-name="L30">
      <style:text-properties fo:font-style="italic" style:font-style-asian="italic" style:font-style-complex="italic"/>
    </style:style>
    <style:style style:name="P28" style:family="paragraph" style:parent-style-name="Standard" style:list-style-name="L19"/>
    <style:style style:name="P29" style:family="paragraph" style:parent-style-name="Standard" style:list-style-name="L21"/>
    <style:style style:name="P30" style:family="paragraph" style:parent-style-name="Standard" style:list-style-name="L24"/>
    <style:style style:name="P31" style:family="paragraph" style:parent-style-name="Standard" style:list-style-name="L28"/>
    <style:style style:name="T1" style:family="text">
      <style:text-properties style:text-position="super 58%"/>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 XXX ist eine für den Care-O Bot entwickelte Platine zur Überwachung von Spannungen, Strömen und der Temperatur und wird mit Hilfe eines ATMEGA1280 gesteuert. Die Platine führt zyklisch Messungen aus und speichert dabei die minimalen und maximalen Messwerte, welche dann zu einen späteren Zeitpunkt ausgelesen werden können. Der Benutzer hat außerdem die Möglichkeit eine aktuelle Messung anzufordern oder kann <text:s/>das An-/Abschalten der Spannungen bzw. Ströme veranlassen.</text:p>
      <text:p text:style-name="Standard"/>
      <text:list xml:id="list2172447547" text:style-name="L1">
        <text:list-header>
          <text:p text:style-name="P2">Inhaltsverzeichnis</text:p>
        </text:list-header>
      </text:list>
      <text:p text:style-name="Standard"/>
      <text:list xml:id="list923540440" text:style-name="L2">
        <text:list-item>
          <text:list>
            <text:list-item>
              <text:p text:style-name="P6">Anschlüsse</text:p>
              <text:p text:style-name="P6"/>
              <text:p text:style-name="P6">1.1.<text:tab/>Versorgung</text:p>
              <text:p text:style-name="P6">1.2.<text:tab/>Temperatursensoren</text:p>
              <text:p text:style-name="P6">1.3.<text:tab/>Spannungseingänge-/Ausgänge</text:p>
              <text:p text:style-name="P6">1.4.<text:tab/>Datenübertragung</text:p>
              <text:p text:style-name="P6"/>
            </text:list-item>
            <text:list-item>
              <text:p text:style-name="P6">Funktionsweise</text:p>
              <text:p text:style-name="P6"/>
              <text:p text:style-name="P6">2.1.<text:tab/>Temperaturmessung</text:p>
              <text:p text:style-name="P6">2.2.<text:tab/>Spannungsmessung</text:p>
              <text:p text:style-name="P6">2.3.<text:tab/>Strommessung</text:p>
              <text:p text:style-name="P6">2.4.<text:tab/>Unterbrechnung der Spannung/des Stromes</text:p>
            </text:list-item>
          </text:list>
        </text:list-item>
      </text:list>
      <text:p text:style-name="Standard"/>
      <text:list xml:id="list1215229187" text:continue-numbering="true" text:style-name="L2">
        <text:list-item>
          <text:list>
            <text:list-item>
              <text:p text:style-name="P6">Bedienung</text:p>
              <text:p text:style-name="P6"/>
              <text:p text:style-name="P6">3.1. <text:tab/>Befehl senden</text:p>
            </text:list-item>
          </text:list>
        </text:list-item>
      </text:list>
      <text:p text:style-name="Standard"/>
      <text:list xml:id="list1437846736" text:continue-numbering="true" text:style-name="L2">
        <text:list-item>
          <text:list>
            <text:list-item>
              <text:list>
                <text:list-item>
                  <text:list>
                    <text:list-header>
                      <text:p text:style-name="P6">3.1.1.<text:tab/>Config-Bit</text:p>
                      <text:p text:style-name="P6">3.1.2.<text:tab/>Channel-Bits</text:p>
                      <text:p text:style-name="P6">3.1.3.<text:tab/>Specifier-Bits</text:p>
                      <text:p text:style-name="P6">3.1.4.<text:tab/>Data-Bits</text:p>
                    </text:list-header>
                  </text:list>
                </text:list-item>
              </text:list>
            </text:list-item>
          </text:list>
        </text:list-item>
      </text:list>
      <text:p text:style-name="Standard"/>
      <text:list xml:id="list1612160668" text:continue-numbering="true" text:style-name="L2">
        <text:list-item>
          <text:list>
            <text:list-header>
              <text:p text:style-name="P6">3.2.<text:tab/>Antwort empfangen</text:p>
              <text:p text:style-name="P6"/>
            </text:list-header>
          </text:list>
        </text:list-item>
      </text:list>
      <text:list xml:id="list1324634324" text:style-name="L3">
        <text:list-item>
          <text:list>
            <text:list-item>
              <text:list>
                <text:list-header>
                  <text:p text:style-name="P7">3.2.1.<text:tab/>Channel-Bits</text:p>
                  <text:p text:style-name="P7">3.2.2.<text:tab/>Specifiert-Bits</text:p>
                  <text:p text:style-name="P7">3.2.3.<text:tab/>Status-Bits</text:p>
                  <text:p text:style-name="P7">3.2.4. <text:tab/>Data-Bits</text:p>
                  <text:p text:style-name="P7">3.2.5.<text:tab/>CRC-Bits</text:p>
                </text:list-header>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93345109" text:style-name="L4">
        <text:list-item>
          <text:p text:style-name="P3"><text:soft-page-break/>Anschlüsse</text:p>
        </text:list-item>
      </text:list>
      <text:p text:style-name="P1"/>
      <text:list xml:id="list1242362953" text:style-name="L5">
        <text:list-item>
          <text:list>
            <text:list-item>
              <text:p text:style-name="P8">Versorgung</text:p>
            </text:list-item>
          </text:list>
        </text:list-item>
      </text:list>
      <text:p text:style-name="P1"/>
      <text:p text:style-name="P1"><text:tab/><text:tab/><text:tab/>Die XXX besitzt einen Anschluss für MSTB 2,5/ 2-ST Stecker zur <text:tab/><text:tab/><text:tab/><text:tab/>Spannungsversorgung. Dabei muss die angelegte Spannung größer als 7V <text:tab/><text:tab/><text:tab/>und kleiner als 35V sein. Idealerweise sollte man einen Wert zwischen 10V <text:tab/><text:tab/><text:tab/>und 12V wählen.</text:p>
      <text:p text:style-name="P1"/>
      <text:list xml:id="list2136696264" text:style-name="L6">
        <text:list-item>
          <text:list>
            <text:list-item>
              <text:p text:style-name="P9">Temperatursensoren</text:p>
            </text:list-item>
          </text:list>
        </text:list-item>
      </text:list>
      <text:p text:style-name="P1"/>
      <text:p text:style-name="P1"><text:tab/><text:tab/><text:tab/>An die XXX können acht Temperatursensoren angeschlossen werden.<text:tab/><text:tab/><text:tab/><text:tab/>Dafür befinden sich Anschlüsse vom Typ Molex 2.53mm KK Connector 3Pol</text:p>
      <text:p text:style-name="P1"><text:tab/><text:tab/><text:tab/>auf der Platine.</text:p>
      <text:p text:style-name="P1"/>
      <text:list xml:id="list563852089" text:style-name="L7">
        <text:list-item>
          <text:list>
            <text:list-item>
              <text:p text:style-name="P10">Spannungsein-/Ausgänge</text:p>
            </text:list-item>
          </text:list>
        </text:list-item>
      </text:list>
      <text:p text:style-name="P1"/>
      <text:p text:style-name="P1"><text:tab/><text:tab/><text:tab/>Die XXX besitzt 16 Mini FIT 2 Pol Anschlüsse, von denen jeweils acht als <text:tab/><text:tab/><text:tab/>Eingänge und als Ausgänge dienen. Außerdem is immer je ein Eingang und <text:tab/><text:tab/><text:tab/>ein Ausgang einem Kanal zugeordnet. Für die Kanäle zwei bis sieben beträgt<text:tab/><text:tab/><text:tab/>die maximale Spannung 62V und die maximale Leistung 360W. Für Kanal 1<text:tab/><text:tab/><text:tab/>gibt es keine Restriktionen.</text:p>
      <text:p text:style-name="P1"/>
      <text:list xml:id="list1842321479" text:style-name="L8">
        <text:list-item>
          <text:list>
            <text:list-item>
              <text:p text:style-name="P11">Datenübertragung</text:p>
            </text:list-item>
          </text:list>
        </text:list-item>
      </text:list>
      <text:p text:style-name="P1"/>
      <text:p text:style-name="P1"><text:tab/><text:tab/><text:tab/>Die XXX kann über einen Mini USB Anschluss Daten mit einem Computer <text:tab/><text:tab/><text:tab/>austausc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760535900" text:style-name="L9">
        <text:list-item>
          <text:p text:style-name="P4">Funktionsweise</text:p>
        </text:list-item>
      </text:list>
      <text:p text:style-name="Standard"/>
      <text:list xml:id="list946904072" text:style-name="L10">
        <text:list-item>
          <text:list>
            <text:list-item>
              <text:p text:style-name="P12">Temperaturmessung</text:p>
            </text:list-item>
          </text:list>
        </text:list-item>
      </text:list>
      <text:p text:style-name="Standard"/>
      <text:p text:style-name="Standard"><text:tab/><text:tab/><text:tab/>Zur Messung der Temepratur, an verschiedenen Stellen des Care-O Bot,</text:p>
      <text:p text:style-name="Standard"><text:tab/><text:tab/><text:tab/>werden DS18S20 Temperatursensoren verwenden. Diese sind an ein </text:p>
      <text:p text:style-name="Standard"><text:tab/><text:tab/><text:tab/>Onewire-Bus-System angeschlossen, welches direkt mit <text:s/>dem </text:p>
      <text:p text:style-name="Standard"><text:tab/><text:tab/><text:tab/>Mikrocontroller verbunden ist. Die minimal messbare Temperatur beträgt</text:p>
      <text:p text:style-name="Standard"><text:tab/><text:tab/><text:tab/>-55°C, die Maximale 125°C. Es ist allerdings zu beachten, dass die Software</text:p>
      <text:p text:style-name="Standard"><text:tab/><text:tab/><text:tab/>für Temeperaturen &lt; 0°C noch nicht getestet werden konnte. </text:p>
      <text:p text:style-name="Standard"><text:tab/><text:tab/><text:tab/>Die Temperaturen, die der Benutzer ausliest, müssen noch durch zehn <text:tab/><text:tab/><text:tab/><text:tab/>dividiert werden um die tatsächlichen Werte zu erhalten.</text:p>
      <text:p text:style-name="Standard"/>
      <text:list xml:id="list1236482231" text:style-name="L11">
        <text:list-item>
          <text:list>
            <text:list-item>
              <text:p text:style-name="P13">Spannungsmessung</text:p>
            </text:list-item>
          </text:list>
        </text:list-item>
      </text:list>
      <text:p text:style-name="Standard"/>
      <text:p text:style-name="Standard"><text:tab/><text:tab/><text:tab/>Die Spannungspegel an den Eingängen werden mit einfachen <text:s/><text:tab/><text:tab/><text:tab/><text:tab/><text:tab/>Spannungsteilern runtergeteilt und anschließend mit dem „Analog to Digital <text:tab/><text:tab/><text:tab/>Converter“ (ADC) des Mikrocontrollers gemessen. Anschließend</text:p>
      <text:p text:style-name="Standard"><text:tab/><text:tab/><text:tab/>muss der gemessene Wert wieder, entsprechend der Widerstände im <text:tab/><text:tab/><text:tab/><text:tab/>Spannungsteiler, mit einem Faktor multipliziert werden, um die</text:p>
      <text:p text:style-name="Standard"><text:tab/><text:tab/><text:tab/>Klemmenspannung zu erhalten. </text:p>
      <text:p text:style-name="Standard"><text:tab/><text:tab/><text:tab/>Alle Spannungen werden in mV angegeben.</text:p>
      <text:p text:style-name="Standard"/>
      <text:list xml:id="list1168574715" text:style-name="L12">
        <text:list-item>
          <text:list>
            <text:list-item>
              <text:p text:style-name="P14">Strommessung</text:p>
            </text:list-item>
          </text:list>
        </text:list-item>
      </text:list>
      <text:p text:style-name="Standard"/>
      <text:p text:style-name="Standard"><text:tab/><text:tab/><text:tab/>Die BTS555 Leistungsschalter besitzen eine Funktion zum Auslesen des <text:tab/><text:tab/><text:tab/><text:tab/>Gesamtstromes. Dafür muss man laut Datenblatt an Pin 4 einen <text:tab/><text:tab/><text:tab/><text:tab/><text:tab/>Widerstand, über dem man anschließend eine Spanung misst, anschließen. <text:tab/><text:tab/><text:tab/>Da durch den vierten Pin des BTS555 <text:s/>nur ein kleiner Teilstrom fießt <text:tab/><text:tab/><text:tab/><text:tab/>muss zusätzlich noch ein Faktor bestimmt werden, mit dem die gemessene <text:tab/><text:tab/><text:tab/>Spannung multipliziert wird,. Zu Beachten ist dabei, dass dieser Faktor selber <text:tab/><text:tab/><text:tab/>wieder vom Gesamtstrom abhängt. Die Funktion, die diesen <text:tab/><text:tab/><text:tab/><text:tab/><text:tab/>Zusammenhalt angibt ist sehr stark nicht-linear und wurde deshalb mit <text:tab/><text:tab/><text:tab/><text:tab/>mehreren Geraden angehähert, welche wiederum mit Hilfe von experimentell <text:tab/><text:tab/><text:tab/>bestimmten Messergebnissen bestimmt wurden. Der Widestand wurde <text:tab/><text:tab/><text:tab/><text:tab/>ebefalls in den Faktor integriert. Man erhält somit eine Funktion, die in<text:tab/><text:tab/><text:tab/><text:tab/>Abhängigkeit der gemessenen Spannung den Wert zurückgibt, mit dem diese <text:tab/><text:tab/><text:tab/>multipl<text:tab/>iziert werden muss. </text:p>
      <text:p text:style-name="Standard"><text:tab/><text:tab/><text:tab/>Die, auf diese Weise, errechnete Stromstärke ist allerdings nicht genau, da <text:tab/><text:tab/><text:tab/>jeder BTS555 Leistungsschalter gewisse Schwankungen hat, was die Höhe <text:tab/><text:tab/><text:tab/>des Teilstroms, der durch den vierten Pin fließt, anbelangt. Deswegen wurde <text:tab/><text:tab/><text:tab/>für jeden Eingang, mit Hilfe von experimentell ermittelten Messergebnissen <text:tab/><text:tab/><text:tab/>eine Feinabstimmung vorgenommen. Außerdem hat jedes Bauteile auch seine <text:tab/><text:tab/><text:tab/>eigene spezifische Schwelle, ab der ein Strom durch Pin 4 gemessen <text:tab/><text:tab/><text:tab/><text:tab/>werden kann. Die einzelnen Schwellen lauten:</text:p>
      <text:p text:style-name="Standard"/>
      <text:p text:style-name="Standard"/>
      <text:p text:style-name="Standard"/>
      <text:p text:style-name="Standard"/>
      <text:p text:style-name="Standard"/>
      <text:p text:style-name="Standard"><text:soft-page-break/></text:p>
      <text:p text:style-name="Standard"/>
      <text:p text:style-name="Standard"/>
      <text:list xml:id="list59002362" text:style-name="L13">
        <text:list-item>
          <text:list>
            <text:list-item>
              <text:list>
                <text:list-item>
                  <text:list>
                    <text:list-item>
                      <text:list>
                        <text:list-item>
                          <text:list>
                            <text:list-item>
                              <text:list>
                                <text:list-item>
                                  <text:p text:style-name="P17">Kanal 2:<text:tab/>2,5A</text:p>
                                </text:list-item>
                                <text:list-item>
                                  <text:p text:style-name="P17">Kanal 3:<text:tab/>0,0A</text:p>
                                </text:list-item>
                                <text:list-item>
                                  <text:p text:style-name="P17">Kanal 4:<text:tab/>0,0A</text:p>
                                </text:list-item>
                                <text:list-item>
                                  <text:p text:style-name="P17">Kanal 5:<text:tab/>2,0A</text:p>
                                </text:list-item>
                                <text:list-item>
                                  <text:p text:style-name="P17">Kanal 6:<text:tab/>0,0A</text:p>
                                </text:list-item>
                                <text:list-item>
                                  <text:p text:style-name="P17">Kanal 7:<text:tab/>0,7A</text:p>
                                </text:list-item>
                                <text:list-item>
                                  <text:p text:style-name="P17">Kanal 8:<text:tab/>1,5A</text:p>
                                </text:list-item>
                              </text:list>
                            </text:list-item>
                          </text:list>
                        </text:list-item>
                      </text:list>
                    </text:list-item>
                  </text:list>
                </text:list-item>
              </text:list>
            </text:list-item>
          </text:list>
        </text:list-item>
      </text:list>
      <text:p text:style-name="Standard"/>
      <text:p text:style-name="Standard"><text:tab/><text:tab/><text:tab/>Für Kanal 1 ist die Funktion zum Strommessen nicht vorhanden.</text:p>
      <text:p text:style-name="Standard"><text:tab/><text:tab/><text:tab/>Die vom Benutzer ausgelesenen Ströme werden in mA angegeb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603753860" text:style-name="L14">
        <text:list-item>
          <text:p text:style-name="P5">Bedienung</text:p>
        </text:list-item>
      </text:list>
      <text:p text:style-name="Standard"/>
      <text:list xml:id="list747742527" text:style-name="L15">
        <text:list-item>
          <text:list>
            <text:list-item>
              <text:p text:style-name="P15">Befehl senden</text:p>
            </text:list-item>
          </text:list>
        </text:list-item>
      </text:list>
      <text:p text:style-name="Standard"/>
      <text:p text:style-name="Standard"><text:tab/><text:tab/>Befindet sich die Platine im Betrieb hat der Benutzer die Möglichkeit über die USB-<text:tab/><text:tab/>Schnittstelle des Mirkrocontroller-Boards Befehle an den Microkontroller zu <text:tab/><text:tab/><text:tab/>schicken, welche dieser ausführt und anschließend eine Antwort an den <text:tab/><text:tab/><text:tab/><text:tab/>Benutzer zurücksendet. Ein Befehl ist dabei eine vier Byte lange Bitkette, die <text:tab/><text:tab/><text:tab/>folgendermaßen aufgebaut ist:</text:p>
      <text:p text:style-name="Standard"/>
      <text:list xml:id="list306607152" text:style-name="L16">
        <text:list-item>
          <text:list>
            <text:list-item>
              <text:list>
                <text:list-item>
                  <text:list>
                    <text:list-item>
                      <text:list>
                        <text:list-item>
                          <text:p text:style-name="P18">Bit 31: <text:tab/><text:tab/>Config-Bit</text:p>
                        </text:list-item>
                        <text:list-item>
                          <text:p text:style-name="P18">Bit 30 – Bit 24: <text:tab/>Channel-Bits</text:p>
                        </text:list-item>
                        <text:list-item>
                          <text:p text:style-name="P18">Bit 23 – Bit 16: <text:tab/><text:bookmark-start text:name="DDE_LINK"/>Specifier-Bits<text:bookmark-end text:name="DDE_LINK"/></text:p>
                        </text:list-item>
                        <text:list-item>
                          <text:p text:style-name="P18">Bit 15 – Bit 0: <text:tab/>Data-Bits</text:p>
                        </text:list-item>
                      </text:list>
                    </text:list-item>
                  </text:list>
                </text:list-item>
              </text:list>
            </text:list-item>
          </text:list>
        </text:list-item>
      </text:list>
      <text:p text:style-name="Standard"/>
      <text:list xml:id="list1307890655" text:style-name="L17">
        <text:list-item>
          <text:list>
            <text:list-item>
              <text:list>
                <text:list-item>
                  <text:p text:style-name="P19">Config-Bit</text:p>
                </text:list-item>
              </text:list>
            </text:list-item>
          </text:list>
        </text:list-item>
      </text:list>
      <text:p text:style-name="Standard"><text:tab/></text:p>
      <text:p text:style-name="Standard"><text:tab/><text:tab/>Das Config-Bit entscheidet, ob der Befehlt dazu dient einen Wert auszulesen </text:p>
      <text:p text:style-name="Standard"><text:tab/><text:tab/>(Config-Bit = „0“, → „read“) oder ob der Befehl dazu dient Einstellungen an der <text:tab/><text:tab/>Software zu verändern (Config-Bit = „1“, → „write“). </text:p>
      <text:p text:style-name="Standard"/>
      <text:list xml:id="list1606973521" text:style-name="L18">
        <text:list-item>
          <text:list>
            <text:list-item>
              <text:list>
                <text:list-item>
                  <text:p text:style-name="P20">Channel-Bits</text:p>
                </text:list-item>
              </text:list>
            </text:list-item>
          </text:list>
        </text:list-item>
      </text:list>
      <text:p text:style-name="Standard"/>
      <text:p text:style-name="Standard"><text:tab/><text:tab/>Die sieben Channel Bits geben an, welcher Kanal ausgelesen wird (Config-Bit = „0“)</text:p>
      <text:p text:style-name="Standard"><text:tab/><text:tab/>bzw. in welchem Kanal Einstellungen verändert werden (Config-Bit = „1“). <text:s/>Dabei<text:tab/><text:tab/>gilt folgende Zuordnung:</text:p>
      <text:p text:style-name="Standard"><text:tab/><text:tab/></text:p>
      <text:list xml:id="list191126585" text:style-name="L19">
        <text:list-item>
          <text:list>
            <text:list-item>
              <text:list>
                <text:list-item>
                  <text:list>
                    <text:list-item>
                      <text:list>
                        <text:list-item>
                          <text:p text:style-name="P28">0x00:<text:tab/>Kanal 1/Sensor 1</text:p>
                        </text:list-item>
                        <text:list-item>
                          <text:p text:style-name="P28">0x01:<text:tab/>Kanal 2/Sensor 2</text:p>
                        </text:list-item>
                        <text:list-item>
                          <text:p text:style-name="P28">0x02:<text:tab/>Kanal 3/Sensor 3</text:p>
                        </text:list-item>
                        <text:list-item>
                          <text:p text:style-name="P28">0x03<text:tab/>Kanal 4/Sensor 4</text:p>
                        </text:list-item>
                        <text:list-item>
                          <text:p text:style-name="P28">0x04<text:tab/>Kanal 5/Sensor 5</text:p>
                        </text:list-item>
                        <text:list-item>
                          <text:p text:style-name="P28">0x05<text:tab/>Kanal 6/Sensor 6</text:p>
                        </text:list-item>
                        <text:list-item>
                          <text:p text:style-name="P28">0x06<text:tab/>Kanal 7/Sensor 7</text:p>
                        </text:list-item>
                        <text:list-item>
                          <text:p text:style-name="P28">0x07<text:tab/>Kanal 8/Sensor 8</text:p>
                        </text:list-item>
                        <text:list-item>
                          <text:p text:style-name="P28">0x08<text:tab/>über diesen Kanal werden die Zyklus-Timer angesteuert</text:p>
                        </text:list-item>
                        <text:list-item>
                          <text:p text:style-name="P28">0x7F<text:tab/>über diesen Kanal wird das gesamte System angesprochen</text:p>
                        </text:list-item>
                      </text:list>
                    </text:list-item>
                  </text:list>
                </text:list-item>
              </text:list>
            </text:list-item>
          </text:list>
        </text:list-item>
      </text:list>
      <text:p text:style-name="Standard"/>
      <text:list xml:id="list1267917272" text:style-name="L20">
        <text:list-item>
          <text:list>
            <text:list-item>
              <text:list>
                <text:list-item>
                  <text:p text:style-name="P21">Specifier-Bits</text:p>
                </text:list-item>
              </text:list>
            </text:list-item>
          </text:list>
        </text:list-item>
      </text:list>
      <text:p text:style-name="Standard"/>
      <text:p text:style-name="Standard"><text:tab/><text:tab/>Die Specifier-Bits wählen die Funktion aus, die mit dem Befehl ausgeführt werden <text:tab/><text:tab/>soll. Dabei gilt folgende Zuordnung:</text:p>
      <text:p text:style-name="Standard"/>
      <text:list xml:id="list807780442" text:style-name="L21">
        <text:list-item>
          <text:list>
            <text:list-item>
              <text:list>
                <text:list-item>
                  <text:list>
                    <text:list-item>
                      <text:list>
                        <text:list-item>
                          <text:p text:style-name="P29">0x00:<text:tab/>aktuelle Temperatur</text:p>
                        </text:list-item>
                        <text:list-item>
                          <text:p text:style-name="P29">0x01:<text:tab/>minimale Temperatur</text:p>
                        </text:list-item>
                        <text:list-item>
                          <text:p text:style-name="P29">0x02:<text:tab/>maximale Temeperatur</text:p>
                        </text:list-item>
                        <text:list-item>
                          <text:p text:style-name="P29">0x03:<text:tab/>aktuelle Spannung</text:p>
                        </text:list-item>
                        <text:list-item>
                          <text:p text:style-name="P29">0x04:<text:tab/>minimale Spannung</text:p>
                        </text:list-item>
                        <text:list-item>
                          <text:p text:style-name="P29">0x05:<text:tab/>maximale Spannung</text:p>
                        </text:list-item>
                        <text:list-item>
                          <text:p text:style-name="P29"><text:soft-page-break/>0x06:<text:tab/>aktuelle Stromstärke</text:p>
                        </text:list-item>
                        <text:list-item>
                          <text:p text:style-name="P29">0x07:<text:tab/>minimale Stromstärke</text:p>
                        </text:list-item>
                        <text:list-item>
                          <text:p text:style-name="P29">0x08:<text:tab/>maximale Stromstärke</text:p>
                        </text:list-item>
                        <text:list-item>
                          <text:p text:style-name="P29">0x09:<text:tab/>Strom bzw. Spannung anschaten</text:p>
                        </text:list-item>
                        <text:list-item>
                          <text:p text:style-name="P29">0x0A:<text:tab/>Strom bzw. Spannung abschalten</text:p>
                        </text:list-item>
                        <text:list-item>
                          <text:p text:style-name="P29">0x0B:<text:tab/>Timer 1</text:p>
                        </text:list-item>
                        <text:list-item>
                          <text:p text:style-name="P29">0x0C:<text:tab/>Timer 2</text:p>
                        </text:list-item>
                        <text:list-item>
                          <text:p text:style-name="P29">0x0D:<text:tab/>Timer 3</text:p>
                        </text:list-item>
                        <text:list-item>
                          <text:p text:style-name="P29">0x0E:<text:tab/>führt Reset aus (Config-Bit muss „1“ sein)</text:p>
                        </text:list-item>
                      </text:list>
                    </text:list-item>
                  </text:list>
                </text:list-item>
              </text:list>
            </text:list-item>
          </text:list>
        </text:list-item>
      </text:list>
      <text:p text:style-name="Standard"/>
      <text:list xml:id="list1519104636" text:style-name="L22">
        <text:list-item>
          <text:list>
            <text:list-item>
              <text:list>
                <text:list-item>
                  <text:p text:style-name="P22">Data-Bits</text:p>
                </text:list-item>
              </text:list>
            </text:list-item>
          </text:list>
        </text:list-item>
      </text:list>
      <text:p text:style-name="Standard"/>
      <text:p text:style-name="Standard"><text:tab/><text:tab/>Die Data-Bits enthalten einen Wert, der einen bereits Vorhandenen ersetzen soll <text:tab/><text:tab/><text:tab/>(z.B. einen neuen Wert für die minimal Spannung). Sie werden nur berücksichtigt</text:p>
      <text:p text:style-name="Standard"><text:tab/><text:tab/>wenn das Config-Bit = „1“ ist. Andernfalls werden sie ignoriert.</text:p>
      <text:p text:style-name="Standard"/>
      <text:list xml:id="list1613544577" text:style-name="L23">
        <text:list-item>
          <text:list>
            <text:list-item>
              <text:p text:style-name="P16">Antwort empfangen</text:p>
            </text:list-item>
          </text:list>
        </text:list-item>
      </text:list>
      <text:p text:style-name="Standard"/>
      <text:p text:style-name="Standard"><text:tab/><text:tab/>Wurde vom Benutzer ein Befehl an den Mikrocontoller gesendet, sendet dieser eine <text:tab/><text:tab/>Antwort zurück. Diese ist eine sechs Byte lange Bitkette und setzt sich <text:tab/><text:tab/><text:tab/><text:tab/>folgendermaßen zusammen:</text:p>
      <text:p text:style-name="Standard"/>
      <text:list xml:id="list1767083355" text:style-name="L24">
        <text:list-item>
          <text:list>
            <text:list-item>
              <text:list>
                <text:list-item>
                  <text:list>
                    <text:list-item>
                      <text:list>
                        <text:list-item>
                          <text:p text:style-name="P30">Bit 47 – Bit 40:<text:tab/>Channel-Bits</text:p>
                        </text:list-item>
                        <text:list-item>
                          <text:p text:style-name="P30">Bit 39 – Bit 32:<text:tab/>Specifier-Bits</text:p>
                        </text:list-item>
                        <text:list-item>
                          <text:p text:style-name="P30">Bit 31 – Bit 24:<text:tab/>Status-Bits</text:p>
                        </text:list-item>
                        <text:list-item>
                          <text:p text:style-name="P30">Bit 23 – Bit 08:<text:tab/>Data-Bits</text:p>
                        </text:list-item>
                        <text:list-item>
                          <text:p text:style-name="P30">Bit 07 – Bit 00:<text:tab/>CRC-Bits</text:p>
                        </text:list-item>
                      </text:list>
                    </text:list-item>
                  </text:list>
                </text:list-item>
              </text:list>
            </text:list-item>
          </text:list>
        </text:list-item>
      </text:list>
      <text:p text:style-name="Standard"/>
      <text:list xml:id="list831055427" text:style-name="L25">
        <text:list-item>
          <text:list>
            <text:list-item>
              <text:list>
                <text:list-item>
                  <text:p text:style-name="P23">Channel-Bits</text:p>
                </text:list-item>
              </text:list>
            </text:list-item>
          </text:list>
        </text:list-item>
      </text:list>
      <text:p text:style-name="Standard"/>
      <text:p text:style-name="Standard"><text:tab/><text:tab/>Die acht Channel Bits geben an, welcher Kanal ausgelesen wurde<text:tab/>bzw. in welchem <text:tab/><text:tab/>Kanal Einstellungen verändert werden. Dabei gilt folgende Zuordnung:</text:p>
      <text:p text:style-name="Standard"><text:tab/><text:tab/></text:p>
      <text:list xml:id="list1763487330" text:continue-list="list191126585" text:style-name="L19">
        <text:list-item>
          <text:list>
            <text:list-item>
              <text:list>
                <text:list-item>
                  <text:list>
                    <text:list-item>
                      <text:list>
                        <text:list-item>
                          <text:p text:style-name="P28">0x00:<text:tab/>Kanal 1/Sensor 1</text:p>
                        </text:list-item>
                        <text:list-item>
                          <text:p text:style-name="P28">0x01:<text:tab/>Kanal 2/Sensor 2</text:p>
                        </text:list-item>
                        <text:list-item>
                          <text:p text:style-name="P28">0x02:<text:tab/>Kanal 3/Sensor 3</text:p>
                        </text:list-item>
                        <text:list-item>
                          <text:p text:style-name="P28">0x03<text:tab/>Kanal 4/Sensor 4</text:p>
                        </text:list-item>
                        <text:list-item>
                          <text:p text:style-name="P28">0x04<text:tab/>Kanal 5/Sensor 5</text:p>
                        </text:list-item>
                        <text:list-item>
                          <text:p text:style-name="P28">0x05<text:tab/>Kanal 6/Sensor 6</text:p>
                        </text:list-item>
                        <text:list-item>
                          <text:p text:style-name="P28">0x06<text:tab/>Kanal 7/Sensor 7</text:p>
                        </text:list-item>
                        <text:list-item>
                          <text:p text:style-name="P28">0x07<text:tab/>Kanal 8/Sensor 8</text:p>
                        </text:list-item>
                        <text:list-item>
                          <text:p text:style-name="P28">0x08<text:tab/>über diesen Kanal werden die Zyklus-Timer angesteuert</text:p>
                        </text:list-item>
                        <text:list-item>
                          <text:p text:style-name="P28">0x7F<text:tab/>über diesen Kanal wird das gesamte System angesprochen</text:p>
                        </text:list-item>
                      </text:list>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text:soft-page-break/></text:p>
      <text:list xml:id="list1830288103" text:style-name="L26">
        <text:list-item>
          <text:list>
            <text:list-item>
              <text:list>
                <text:list-item>
                  <text:p text:style-name="P24">Specifier-Bits</text:p>
                </text:list-item>
              </text:list>
            </text:list-item>
          </text:list>
        </text:list-item>
      </text:list>
      <text:p text:style-name="Standard"/>
      <text:p text:style-name="Standard"><text:tab/><text:tab/>Die Specifier-Bits wählen die Funktion aus, die mit dem Befehl ausgeführt wurde.<text:tab/><text:tab/>Dabei gilt folgende Zuordnung:</text:p>
      <text:p text:style-name="Standard"/>
      <text:list xml:id="list1026907042" text:continue-list="list807780442" text:style-name="L21">
        <text:list-item>
          <text:list>
            <text:list-item>
              <text:list>
                <text:list-item>
                  <text:list>
                    <text:list-item>
                      <text:list>
                        <text:list-item>
                          <text:p text:style-name="P29">0x00:<text:tab/>aktuelle Temperatur</text:p>
                        </text:list-item>
                        <text:list-item>
                          <text:p text:style-name="P29">0x01:<text:tab/>minimale Temperatur</text:p>
                        </text:list-item>
                        <text:list-item>
                          <text:p text:style-name="P29">0x02:<text:tab/>maximale Temeperatur</text:p>
                        </text:list-item>
                        <text:list-item>
                          <text:p text:style-name="P29">0x03:<text:tab/>aktuelle Spannung</text:p>
                        </text:list-item>
                        <text:list-item>
                          <text:p text:style-name="P29">0x04:<text:tab/>minimale Spannung</text:p>
                        </text:list-item>
                        <text:list-item>
                          <text:p text:style-name="P29">0x05:<text:tab/>maximale Spannung</text:p>
                        </text:list-item>
                        <text:list-item>
                          <text:p text:style-name="P29">0x06:<text:tab/>aktuelle Stromstärke</text:p>
                        </text:list-item>
                        <text:list-item>
                          <text:p text:style-name="P29">0x07:<text:tab/>minimale Stromstärke</text:p>
                        </text:list-item>
                        <text:list-item>
                          <text:p text:style-name="P29">0x08:<text:tab/>maximale Stromstärke</text:p>
                        </text:list-item>
                        <text:list-item>
                          <text:p text:style-name="P29">0x09:<text:tab/>Strom bzw. Spannung anschaten</text:p>
                        </text:list-item>
                        <text:list-item>
                          <text:p text:style-name="P29">0x0A:<text:tab/>Strom bzw. Spannung abschalten</text:p>
                        </text:list-item>
                        <text:list-item>
                          <text:p text:style-name="P29">0x0B:<text:tab/>Timer 1</text:p>
                        </text:list-item>
                        <text:list-item>
                          <text:p text:style-name="P29">0x0C:<text:tab/>Timer 2</text:p>
                        </text:list-item>
                        <text:list-item>
                          <text:p text:style-name="P29">0x0D:<text:tab/>Timer 3</text:p>
                        </text:list-item>
                        <text:list-item>
                          <text:p text:style-name="P29">0x0E:<text:tab/>führt Neustart aus (Config-Bit muss „1“ sein)</text:p>
                        </text:list-item>
                      </text:list>
                    </text:list-item>
                  </text:list>
                </text:list-item>
              </text:list>
            </text:list-item>
          </text:list>
        </text:list-item>
      </text:list>
      <text:p text:style-name="Standard"/>
      <text:p text:style-name="Standard"/>
      <text:list xml:id="list1365480492" text:style-name="L27">
        <text:list-item>
          <text:list>
            <text:list-item>
              <text:list>
                <text:list-item>
                  <text:p text:style-name="P25">Status-Bits</text:p>
                </text:list-item>
              </text:list>
            </text:list-item>
          </text:list>
        </text:list-item>
      </text:list>
      <text:p text:style-name="Standard"/>
      <text:p text:style-name="Standard"><text:tab/><text:tab/>Die Status-Bits geben den Status der Bearbeitung des Befehls bzw. eventuell<text:tab/><text:tab/><text:tab/>auftretende Fehler an. Dabei gilt folgende Zuordnung:</text:p>
      <text:p text:style-name="Standard"/>
      <text:list xml:id="list289660973" text:style-name="L28">
        <text:list-item>
          <text:list>
            <text:list-item>
              <text:list>
                <text:list-item>
                  <text:list>
                    <text:list-item>
                      <text:list>
                        <text:list-item>
                          <text:p text:style-name="P31">0x00:<text:tab/>kein Fehler</text:p>
                        </text:list-item>
                        <text:list-item>
                          <text:p text:style-name="P31">0x01:<text:tab/>Einstellung erfolgreich geändert</text:p>
                        </text:list-item>
                        <text:list-item>
                          <text:p text:style-name="P31">0x02:<text:tab/>Neustart erfolgreich</text:p>
                        </text:list-item>
                        <text:list-item>
                          <text:p text:style-name="P31">0x03:<text:tab/>ungültiger Kanal</text:p>
                        </text:list-item>
                        <text:list-item>
                          <text:p text:style-name="P31">0x04:<text:tab/>ungültiger Specifier</text:p>
                        </text:list-item>
                        <text:list-item>
                          <text:p text:style-name="P31">0x05:<text:tab/>ungültiger Sensor</text:p>
                        </text:list-item>
                        <text:list-item>
                          <text:p text:style-name="P31">0x06:<text:tab/>An-/Abschalten erfolgreich</text:p>
                        </text:list-item>
                        <text:list-item>
                          <text:p text:style-name="P31">0x07:<text:tab/>ungültiger angegebener Wert</text:p>
                        </text:list-item>
                        <text:list-item>
                          <text:p text:style-name="P31">0x08:<text:tab/>außerhalb des Messbereichs</text:p>
                        </text:list-item>
                      </text:list>
                    </text:list-item>
                  </text:list>
                </text:list-item>
              </text:list>
            </text:list-item>
          </text:list>
        </text:list-item>
      </text:list>
      <text:p text:style-name="Standard"/>
      <text:list xml:id="list1756452672" text:style-name="L29">
        <text:list-item>
          <text:list>
            <text:list-item>
              <text:list>
                <text:list-item>
                  <text:p text:style-name="P26">Data-Bits</text:p>
                </text:list-item>
              </text:list>
            </text:list-item>
          </text:list>
        </text:list-item>
      </text:list>
      <text:p text:style-name="Standard"/>
      <text:p text:style-name="Standard"><text:tab/><text:tab/>Die Data Bits enthalten den vom Benutzer angeforderten Wert. Dieser ist im<text:tab/><text:tab/><text:tab/>Hexadezimasystem angegeben.</text:p>
      <text:p text:style-name="Standard"/>
      <text:list xml:id="list1005467737" text:style-name="L30">
        <text:list-item>
          <text:list>
            <text:list-item>
              <text:list>
                <text:list-item>
                  <text:p text:style-name="P27">CRC-Bits</text:p>
                </text:list-item>
              </text:list>
            </text:list-item>
          </text:list>
        </text:list-item>
      </text:list>
      <text:p text:style-name="Standard"/>
      <text:p text:style-name="Standard"><text:tab/><text:tab/>Die CRC-Bits enthalten den CRC-Wert der fünf vorhergehenden Bytes. Das</text:p>
      <text:p text:style-name="Standard"><text:tab/><text:tab/>Prüfpolynom lautet: x<text:span text:style-name="T1">8 </text:span>+ x<text:span text:style-name="T1">5</text:span> + x<text:span text:style-name="T1">4</text:span> + x<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09T11:00:23</meta:creation-date>
    <dc:date>2011-06-27T15:03:46</dc:date>
    <meta:editing-duration>PT07H37M10S</meta:editing-duration>
    <meta:editing-cycles>39</meta:editing-cycles>
    <meta:generator>OpenOffice.org/3.0$Linux OpenOffice.org_project/300m15$Build-9379</meta:generator>
    <meta:document-statistic meta:table-count="0" meta:image-count="0" meta:object-count="0" meta:page-count="7" meta:paragraph-count="158" meta:word-count="1276" meta:character-count="8507"/>
    <meta:user-defined meta:name="Info 1"/>
    <meta:user-defined meta:name="Info 2"/>
    <meta:user-defined meta:name="Info 3"/>
    <meta:user-defined meta:name="Info 4"/>
  </office:meta>
</office:document-meta>
</file>